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Droid Sans Mono', monospace, monospac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rsid="00052518" officeooo:paragraph-rsid="00052518"/>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8">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bookmark-start text:name="__DdeLink__0_2117532430"/>Evaluasi Model Gradient Boosting (GBM):</text:p>
      <text:p text:style-name="Preformatted_20_Text">MAE: 4.1459</text:p>
      <text:p text:style-name="Preformatted_20_Text">MSE: 103.8882</text:p>
      <text:p text:style-name="Preformatted_20_Text">R²: 0.9472</text:p>
      <text:p text:style-name="Preformatted_20_Text"/>
      <text:p text:style-name="Preformatted_20_Text">Evaluasi Model Linear Regression:</text:p>
      <text:p text:style-name="Preformatted_20_Text">MAE: 6.3907</text:p>
      <text:p text:style-name="Preformatted_20_Text">MSE: 88.8891</text:p>
      <text:p text:style-name="P1">R²: 0.8610</text:p>
      <text:p text:style-name="P2">Evaluasi Model Random Forest</text:p>
      <text:p text:style-name="Preformatted_20_Text">R² Score: 0.9524</text:p>
      <text:p text:style-name="Preformatted_20_Text">MAE: 5.4841</text:p>
      <text:p text:style-name="Preformatted_20_Text">MSE: 119.2461</text:p>
      <text:p text:style-name="P1">RMSE: 10.920<text:bookmark-end text:name="__DdeLink__0_2117532430"/>0</text:p>
      <text:p text:style-name="P1"/>
      <text:p text:style-name="P1">Prediksi Skor: [[ 1.08533831 19.74105579 14.19793754 34.52442678]]</text:p>
      <text:p text:style-name="P1">Prediksi Skor: [[ 1.56723985 34.28355728 -0.31231763 33.97123965]]</text:p>
      <text:p text:style-name="P1">Prediksi Skor: [[ 1.1 <text:s text:c="2"/>19.26 <text:s/>14.585 33.845]]</text:p>
      <text:p text:style-name="Text_20_body">Dari hasil evaluasi yang Anda berikan untuk model <text:span text:style-name="Strong_20_Emphasis">Gradient Boosting (GBM)</text:span>, <text:span text:style-name="Strong_20_Emphasis">Linear Regression</text:span>, dan <text:span text:style-name="Strong_20_Emphasis">Random Forest</text:span>, kita dapat menganalisis kinerja masing-masing model berdasarkan metrik yang ada, seperti <text:span text:style-name="Strong_20_Emphasis">MAE (Mean Absolute Error)</text:span>, <text:span text:style-name="Strong_20_Emphasis">MSE (Mean Squared Error)</text:span>, dan <text:span text:style-name="Strong_20_Emphasis">R² (Coefficient of Determination)</text:span>.</text:p>
      <text:h text:style-name="Heading_20_3" text:outline-level="3">1. <text:span text:style-name="Strong_20_Emphasis">Gradient Boosting (GBM)</text:span></text:h>
      <text:list text:style-name="L1">
        <text:list-item>
          <text:p text:style-name="P4"><text:span text:style-name="Strong_20_Emphasis">MAE</text:span>: 4.1459 </text:p>
        </text:list-item>
        <text:list-item>
          <text:p text:style-name="P4"><text:span text:style-name="Strong_20_Emphasis">MSE</text:span>: 103.8882 </text:p>
        </text:list-item>
        <text:list-item>
          <text:p text:style-name="P3"><text:span text:style-name="Strong_20_Emphasis">R²</text:span>: 0.9472 </text:p>
        </text:list-item>
      </text:list>
      <text:p text:style-name="Text_20_body"><text:span text:style-name="Strong_20_Emphasis">Analisis</text:span>:</text:p>
      <text:list text:style-name="L2">
        <text:list-item>
          <text:p text:style-name="P6"><text:span text:style-name="Strong_20_Emphasis">R²</text:span> sebesar 0.9472 menunjukkan bahwa model ini dapat menjelaskan sekitar <text:span text:style-name="Strong_20_Emphasis">94.72%</text:span> variasi dalam data. Ini adalah hasil yang sangat baik, menunjukkan bahwa model GBM sangat mampu menangkap pola dalam data. </text:p>
        </text:list-item>
        <text:list-item>
          <text:p text:style-name="P6"><text:span text:style-name="Strong_20_Emphasis">MAE</text:span> yang cukup rendah (4.1459) berarti model ini menghasilkan kesalahan prediksi rata-rata yang relatif kecil. </text:p>
        </text:list-item>
        <text:list-item>
          <text:p text:style-name="P5"><text:span text:style-name="Strong_20_Emphasis">MSE</text:span> juga menunjukkan kesalahan model, tetapi karena ini adalah <text:span text:style-name="Strong_20_Emphasis">kuadrat dari kesalahan</text:span>, nilai yang lebih tinggi mungkin menunjukkan beberapa kesalahan yang lebih besar daripada yang diharapkan, meskipun secara keseluruhan kinerjanya baik. </text:p>
        </text:list-item>
      </text:list>
      <text:h text:style-name="Heading_20_3" text:outline-level="3">2. <text:span text:style-name="Strong_20_Emphasis">Linear Regression</text:span></text:h>
      <text:list text:style-name="L3">
        <text:list-item>
          <text:p text:style-name="P8"><text:span text:style-name="Strong_20_Emphasis">MAE</text:span>: 6.3907 </text:p>
        </text:list-item>
        <text:list-item>
          <text:p text:style-name="P8"><text:span text:style-name="Strong_20_Emphasis">MSE</text:span>: 88.8891 </text:p>
        </text:list-item>
        <text:list-item>
          <text:p text:style-name="P7"><text:span text:style-name="Strong_20_Emphasis">R²</text:span>: 0.8610 </text:p>
        </text:list-item>
      </text:list>
      <text:p text:style-name="Text_20_body"><text:span text:style-name="Strong_20_Emphasis">Analisis</text:span>:</text:p>
      <text:list text:style-name="L4">
        <text:list-item>
          <text:p text:style-name="P10"><text:soft-page-break/><text:span text:style-name="Strong_20_Emphasis">R²</text:span> sebesar 0.8610 berarti model <text:span text:style-name="Strong_20_Emphasis">Linear Regression</text:span> hanya dapat menjelaskan <text:span text:style-name="Strong_20_Emphasis">86.10%</text:span> variasi dalam data, yang lebih rendah dibandingkan dengan GBM dan Random Forest. Ini menunjukkan bahwa model Linear Regression mungkin tidak cukup baik untuk menangkap hubungan yang lebih kompleks dalam data, karena model ini hanya mengasumsikan hubungan linier antar fitur. </text:p>
        </text:list-item>
        <text:list-item>
          <text:p text:style-name="P9"><text:span text:style-name="Strong_20_Emphasis">MAE</text:span> yang lebih tinggi (6.3907) dan <text:span text:style-name="Strong_20_Emphasis">MSE</text:span> yang lebih rendah dibandingkan dengan GBM menunjukkan bahwa meskipun Linear Regression memiliki kesalahan prediksi rata-rata yang lebih besar, model ini mungkin lebih baik dalam menghindari prediksi yang sangat besar atau outlier. </text:p>
        </text:list-item>
      </text:list>
      <text:h text:style-name="Heading_20_3" text:outline-level="3">3. <text:span text:style-name="Strong_20_Emphasis">Random Forest</text:span></text:h>
      <text:list text:style-name="L5">
        <text:list-item>
          <text:p text:style-name="P12"><text:span text:style-name="Strong_20_Emphasis">R²</text:span>: 0.9524 </text:p>
        </text:list-item>
        <text:list-item>
          <text:p text:style-name="P12"><text:span text:style-name="Strong_20_Emphasis">MAE</text:span>: 5.4841 </text:p>
        </text:list-item>
        <text:list-item>
          <text:p text:style-name="P12"><text:span text:style-name="Strong_20_Emphasis">MSE</text:span>: 119.2461 </text:p>
        </text:list-item>
        <text:list-item>
          <text:p text:style-name="P11"><text:span text:style-name="Strong_20_Emphasis">RMSE</text:span>: 10.920 </text:p>
        </text:list-item>
      </text:list>
      <text:p text:style-name="Text_20_body"><text:span text:style-name="Strong_20_Emphasis">Analisis</text:span>:</text:p>
      <text:list text:style-name="L6">
        <text:list-item>
          <text:p text:style-name="P14"><text:span text:style-name="Strong_20_Emphasis">R²</text:span> sebesar 0.9524 menunjukkan bahwa <text:span text:style-name="Strong_20_Emphasis">Random Forest</text:span> dapat menjelaskan sekitar <text:span text:style-name="Strong_20_Emphasis">95.24%</text:span> variasi dalam data. Ini sedikit lebih baik daripada <text:span text:style-name="Strong_20_Emphasis">Gradient Boosting</text:span> dan jauh lebih baik daripada <text:span text:style-name="Strong_20_Emphasis">Linear Regression</text:span>, menunjukkan bahwa model ini juga sangat baik dalam menangkap pola dalam data. </text:p>
        </text:list-item>
        <text:list-item>
          <text:p text:style-name="P14"><text:span text:style-name="Strong_20_Emphasis">MAE</text:span> yang sedikit lebih tinggi (5.4841) dibandingkan dengan GBM menunjukkan bahwa model ini sedikit lebih buruk dalam hal kesalahan prediksi rata-rata. </text:p>
        </text:list-item>
        <text:list-item>
          <text:p text:style-name="P13"><text:span text:style-name="Strong_20_Emphasis">MSE</text:span> dan <text:span text:style-name="Strong_20_Emphasis">RMSE</text:span> yang lebih tinggi daripada GBM menunjukkan bahwa ada beberapa prediksi yang memiliki kesalahan yang lebih besar (terutama RMSE yang merupakan akar kuadrat dari MSE dan memberikan lebih banyak penekanan pada kesalahan besar). </text:p>
        </text:list-item>
      </text:list>
      <text:p text:style-name="Horizontal_20_Line"/>
      <text:h text:style-name="Heading_20_3" text:outline-level="3"><text:span text:style-name="Strong_20_Emphasis">Perbandingan Kinerja Model:</text:span></text:h>
      <text:list text:style-name="L7">
        <text:list-item>
          <text:p text:style-name="P16"><text:span text:style-name="Strong_20_Emphasis">Best Model in Terms of R²</text:span>: <text:span text:style-name="Strong_20_Emphasis">Random Forest</text:span> (R² = 0.9524) sedikit lebih baik daripada <text:span text:style-name="Strong_20_Emphasis">Gradient Boosting</text:span> (R² = 0.9472), keduanya jauh lebih baik dibandingkan dengan <text:span text:style-name="Strong_20_Emphasis">Linear Regression</text:span> (R² = 0.8610). </text:p>
        </text:list-item>
        <text:list-item>
          <text:p text:style-name="P16"><text:span text:style-name="Strong_20_Emphasis">Best Model in Terms of MAE</text:span>: <text:span text:style-name="Strong_20_Emphasis">Gradient Boosting</text:span> (MAE = 4.1459) memiliki MAE terendah, yang berarti rata-rata kesalahan prediksi lebih kecil dibandingkan dengan Random Forest dan Linear Regression. </text:p>
        </text:list-item>
        <text:list-item>
          <text:p text:style-name="P15"><text:span text:style-name="Strong_20_Emphasis">Best Model in Terms of MSE and RMSE</text:span>: <text:span text:style-name="Strong_20_Emphasis">Gradient Boosting</text:span> memiliki <text:span text:style-name="Strong_20_Emphasis">MSE</text:span> yang lebih rendah (103.8882) dan <text:span text:style-name="Strong_20_Emphasis">RMSE</text:span> yang lebih rendah (dibandingkan dengan Random Forest) yang mengindikasikan model ini lebih baik dalam menghindari kesalahan besar. </text:p>
        </text:list-item>
      </text:list>
      <text:p text:style-name="Horizontal_20_Line"/>
      <text:h text:style-name="Heading_20_3" text:outline-level="3"><text:span text:style-name="Strong_20_Emphasis">Kesimpulan:</text:span></text:h>
      <text:list text:style-name="L8">
        <text:list-item>
          <text:p text:style-name="P18"><text:span text:style-name="Strong_20_Emphasis">Gradient Boosting (GBM)</text:span> memberikan <text:span text:style-name="Strong_20_Emphasis">kinerja terbaik</text:span> dalam hal <text:span text:style-name="Strong_20_Emphasis">MAE</text:span> dan <text:span text:style-name="Strong_20_Emphasis">MSE</text:span>, dengan <text:span text:style-name="Strong_20_Emphasis">R²</text:span> yang sangat baik (0.9472). Ini menunjukkan bahwa model ini sangat efektif dalam memprediksi dan mengurangi kesalahan. </text:p>
        </text:list-item>
        <text:list-item>
          <text:p text:style-name="P18"><text:soft-page-break/><text:span text:style-name="Strong_20_Emphasis">Random Forest</text:span> memberikan hasil yang sangat baik dengan <text:span text:style-name="Strong_20_Emphasis">R²</text:span> yang sedikit lebih tinggi dari GBM (0.9524), tetapi memiliki <text:span text:style-name="Strong_20_Emphasis">MAE</text:span>, <text:span text:style-name="Strong_20_Emphasis">MSE</text:span>, dan <text:span text:style-name="Strong_20_Emphasis">RMSE</text:span> yang lebih tinggi. Ini menunjukkan bahwa meskipun Random Forest sangat baik dalam memodelkan data, ia sedikit lebih rentan terhadap kesalahan besar dibandingkan GBM. </text:p>
        </text:list-item>
        <text:list-item>
          <text:p text:style-name="P17"><text:span text:style-name="Strong_20_Emphasis">Linear Regression</text:span> cenderung lebih sederhana dan lebih mudah dipahami, tetapi performanya lebih rendah dibandingkan dengan GBM dan Random Forest, khususnya dalam hal <text:span text:style-name="Strong_20_Emphasis">R²</text:span>. </text:p>
        </text:list-item>
      </text:list>
      <text:p text:style-name="Text_20_body">Jika tujuan Anda adalah mencapai <text:span text:style-name="Strong_20_Emphasis">akurasi prediksi terbaik</text:span>, model <text:span text:style-name="Strong_20_Emphasis">Gradient Boosting (GBM)</text:span> atau <text:span text:style-name="Strong_20_Emphasis">Random Forest</text:span> akan lebih cocok, tergantung pada apakah Anda lebih mengutamakan <text:span text:style-name="Strong_20_Emphasis">penghindaran kesalahan besar</text:span> atau <text:span text:style-name="Strong_20_Emphasis">ketepatan keseluruhan</text:span>. Namun, jika Anda mencari model yang lebih sederhana dan lebih mudah dipahami, maka <text:span text:style-name="Strong_20_Emphasis">Linear Regression</text:span> dapat menjadi pilihan, meskipun dengan penurunan kinerja yang cukup signifikan dibandingkan dengan kedua model lainnya.</text:p>
      <text:p text:style-name="Text_20_body">Jika Anda tertarik untuk meningkatkan performa lebih lanjut, Anda bisa mencoba melakukan <text:span text:style-name="Strong_20_Emphasis">tuning hyperparameter</text:span> atau bahkan <text:span text:style-name="Strong_20_Emphasis">stacking</text:span> model-model ini untuk mengkombinasikan kekuatan dari setiap model!</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Droid Sans Mono', 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2T10:29:33.949406410</meta:creation-date>
    <dc:date>2025-03-22T10:39:43.466577843</dc:date>
    <meta:editing-duration>PT10M10S</meta:editing-duration>
    <meta:editing-cycles>1</meta:editing-cycles>
    <meta:document-statistic meta:table-count="0" meta:image-count="0" meta:object-count="0" meta:page-count="3" meta:paragraph-count="51" meta:word-count="716" meta:character-count="4759" meta:non-whitespace-character-count="4115"/>
    <meta:generator>LibreOffice/24.2.7.2$Linux_X86_64 LibreOffice_project/420$Build-2</meta:generator>
  </office:meta>
</office:document-meta>
</file>